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243in" fo:margin-left="-0.0417in" fo:margin-top="0in" fo:margin-bottom="0in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2.6729in"/>
    </style:style>
    <style:style style:name="Table1.C" style:family="table-column">
      <style:table-column-properties style:column-width="2.7743in"/>
    </style:style>
    <style:style style:name="Table1.D" style:family="table-column">
      <style:table-column-properties style:column-width="2.847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Preformatted_20_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" style:family="paragraph" style:parent-style-name="Preformatted_20_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20153" officeooo:paragraph-rsid="00120153" style:font-size-asian="12pt" style:font-style-asian="normal" style:font-weight-asian="normal" style:font-size-complex="12pt" style:text-emphasize="none"/>
    </style:style>
    <style:style style:name="P3" style:family="paragraph" style:parent-style-name="Preformatted_20_Text">
      <style:text-properties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officeooo:paragraph-rsid="00120153" style:font-size-asian="12pt" style:font-size-complex="12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officeooo:paragraph-rsid="00120153" style:font-size-asian="12pt" style:font-size-complex="12pt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0c0c0" style:font-name="Liberation Mono" fo:font-size="12pt" style:font-size-asian="12pt" style:font-size-complex="12pt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style:font-size-asian="12pt" style:font-size-complex="12pt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2aa28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ize="12pt" officeooo:rsid="001d05a4" officeooo:paragraph-rsid="001d05a4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/>
      </style:paragraph-properties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808000"/>
    </style:style>
    <style:style style:name="T3" style:family="text">
      <style:text-properties fo:color="#c0c0c0"/>
    </style:style>
    <style:style style:name="T4" style:family="text">
      <style:text-properties fo:color="#c0c0c0" fo:font-size="12pt" style:font-size-asian="12pt" style:font-size-complex="12pt"/>
    </style:style>
    <style:style style:name="T5" style:family="text">
      <style:text-properties fo:color="#c0c0c0" style:font-name="Liberation Mono"/>
    </style:style>
    <style:style style:name="T6" style:family="text">
      <style:text-properties fo:color="#00677c"/>
    </style:style>
    <style:style style:name="T7" style:family="text">
      <style:text-properties fo:color="#00677c" fo:font-weight="bold"/>
    </style:style>
    <style:style style:name="T8" style:family="text">
      <style:text-properties fo:color="#00677c" fo:font-size="12pt" style:font-size-asian="12pt" style:font-size-complex="12pt"/>
    </style:style>
    <style:style style:name="T9" style:family="text">
      <style:text-properties officeooo:rsid="00120153"/>
    </style:style>
    <style:style style:name="T10" style:family="text">
      <style:text-properties fo:color="#008000"/>
    </style:style>
    <style:style style:name="T11" style:family="text">
      <style:text-properties fo:color="#008000" officeooo:rsid="00120153"/>
    </style:style>
    <style:style style:name="T12" style:family="text">
      <style:text-properties fo:color="#000080"/>
    </style:style>
    <style:style style:name="T13" style:family="text">
      <style:text-properties fo:color="#000080" style:font-name="Liberation Mono"/>
    </style:style>
    <style:style style:name="T14" style:family="text">
      <style:text-properties fo:color="#800080"/>
    </style:style>
    <style:style style:name="T15" style:family="text">
      <style:text-properties fo:color="#800080" style:font-name="Liberation Mono"/>
    </style:style>
    <style:style style:name="T16" style:family="text">
      <style:text-properties officeooo:rsid="0012aa28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2aa28" style:font-size-asian="12pt" style:font-size-complex="12pt"/>
    </style:style>
    <style:style style:name="T19" style:family="text">
      <style:text-properties style:font-name="Liberation Mono" fo:font-size="12pt" officeooo:rsid="0012aa28" style:font-name-asian="Noto Sans Mono CJK SC" style:font-size-asian="12pt" style:font-name-complex="Liberation Mono" style:font-size-complex="12pt"/>
    </style:style>
    <style:style style:name="T20" style:family="text">
      <style:text-properties officeooo:rsid="0012ac3c"/>
    </style:style>
    <style:style style:name="T21" style:family="text">
      <style:text-properties officeooo:rsid="001422a7"/>
    </style:style>
    <style:style style:name="T22" style:family="text">
      <style:text-properties officeooo:rsid="001533fd"/>
    </style:style>
    <style:style style:name="T23" style:family="text">
      <style:text-properties fo:color="#ce5c00"/>
    </style:style>
    <style:style style:name="T24" style:family="text">
      <style:text-properties fo:color="#ce5c00" style:font-name="Liberation Mono"/>
    </style:style>
    <style:style style:name="T25" style:family="text">
      <style:text-properties style:font-name="Liberation Mono"/>
    </style:style>
    <style:style style:name="T26" style:family="text">
      <style:text-properties officeooo:rsid="00168196"/>
    </style:style>
    <style:style style:name="T27" style:family="text">
      <style:text-properties officeooo:rsid="001a783e"/>
    </style:style>
    <style:style style:name="T28" style:family="text">
      <style:text-properties officeooo:rsid="001c91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<text:span text:style-name="T1">Интерфейс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I2C1</text:p>
          </table:table-cell>
          <table:table-cell table:style-name="Table1.A1" office:value-type="string">
            <text:p text:style-name="P14">PB6 – AIC_SCL <text:s text:c="2"/></text:p>
          </table:table-cell>
          <table:table-cell table:style-name="Table1.A1" office:value-type="string">
            <text:p text:style-name="P14">Работа с кодеком через I2C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B7 – AIC_SDA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B5 – AIC_INT</text:p>
          </table:table-cell>
          <table:table-cell table:style-name="Table1.A1" office:value-type="string">
            <text:p text:style-name="P14">Непонятно где определен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USART1</text:p>
          </table:table-cell>
          <table:table-cell table:style-name="Table1.A1" office:value-type="string">
            <text:p text:style-name="P14">PA10 – USART1_RX</text:p>
          </table:table-cell>
          <table:table-cell table:style-name="Table1.A1" office:value-type="string">
            <text:p text:style-name="P14">Разьем X11 <text:s/>прошивка <text:s/>и диагностика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A9 – USART1_TX</text:p>
          </table:table-cell>
          <table:table-cell table:style-name="Table1.A1" office:value-type="string">
            <text:p text:style-name="P14">Скорость 115200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USART3</text:p>
          </table:table-cell>
          <table:table-cell table:style-name="Table1.A1" office:value-type="string">
            <text:p text:style-name="P14">PB11 – USART3_RX</text:p>
          </table:table-cell>
          <table:table-cell table:style-name="Table1.A1" office:value-type="string">
            <text:p text:style-name="P14">переход в 485 <text:s text:c="2"/>скорость 2400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B10 – USART3_TX</text:p>
          </table:table-cell>
          <table:table-cell table:style-name="Table1.A1" office:value-type="string">
            <text:p text:style-name="P14">Клавиатуры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DMA2 Stream 0</text:p>
          </table:table-cell>
          <table:table-cell table:style-name="Table1.A1" office:value-type="string">
            <text:p text:style-name="P14">ADC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ADC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IWDG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RCC</text:p>
          </table:table-cell>
          <table:table-cell table:style-name="Table1.A1" office:value-type="string">
            <text:p text:style-name="P14">Audio Clock Input <text:s/>(I2S_CLKIN)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DMA1 Stream 5</text:p>
          </table:table-cell>
          <table:table-cell table:style-name="Table1.A1" office:value-type="string">
            <text:p text:style-name="P14">SPI3_TX</text:p>
          </table:table-cell>
          <table:table-cell table:style-name="Table1.A1" office:value-type="string">
            <text:p text:style-name="P14">Memory - &gt; Peripheral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DMA1 Stream 0</text:p>
          </table:table-cell>
          <table:table-cell table:style-name="Table1.A1" office:value-type="string">
            <text:p text:style-name="P14">I2S3_EXT_RX</text:p>
          </table:table-cell>
          <table:table-cell table:style-name="Table1.A1" office:value-type="string">
            <text:p text:style-name="P14">Peripheral - &gt; Memory 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<text:span text:style-name="T1">I2S3</text:span></text:p>
          </table:table-cell>
          <table:table-cell table:style-name="Table1.A1" office:value-type="string">
            <text:p text:style-name="P14">Full Duplex naster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A4 <text:s/>- <text:s/>I2S3_WS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C10 - <text:s/>I2S3_CK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C11 - <text:s/>I2S3_ext_SD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D6 - <text:s/>I2S3_SD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DMA2 Stream 1</text:p>
          </table:table-cell>
          <table:table-cell table:style-name="Table1.A1" office:value-type="string">
            <text:p text:style-name="P14">SAI1_A <text:s text:c="12"/>Выход </text:p>
          </table:table-cell>
          <table:table-cell table:style-name="Table1.A1" office:value-type="string">
            <text:p text:style-name="P14">Memory - &gt; Peripheral</text:p>
          </table:table-cell>
          <table:table-cell table:style-name="Table1.A1" office:value-type="string">
            <text:p text:style-name="P14">DSTI <text:s text:c="2"/>(Входит в 9172)</text:p>
          </table:table-cell>
        </table:table-row>
        <table:table-row table:style-name="Table1.1">
          <table:table-cell table:style-name="Table1.A1" office:value-type="string">
            <text:p text:style-name="P14">DMA2 Stream 4</text:p>
          </table:table-cell>
          <table:table-cell table:style-name="Table1.A1" office:value-type="string">
            <text:p text:style-name="P14">SAI1_B <text:s text:c="12"/>Вход <text:s/></text:p>
          </table:table-cell>
          <table:table-cell table:style-name="Table1.A1" office:value-type="string">
            <text:p text:style-name="P14">Peripheral - &gt; Memory </text:p>
          </table:table-cell>
          <table:table-cell table:style-name="Table1.A1" office:value-type="string">
            <text:p text:style-name="P14">DSTO <text:s text:c="2"/>(Выходит из 9172)</text:p>
          </table:table-cell>
        </table:table-row>
        <table:table-row table:style-name="Table1.1">
          <table:table-cell table:style-name="Table1.A1" office:value-type="string">
            <text:p text:style-name="P14"><text:span text:style-name="T1">SAI1</text:span></text:p>
          </table:table-cell>
          <table:table-cell table:style-name="Table1.A1" office:value-type="string">
            <text:p text:style-name="P14">PE3 – SAI1_SD_B</text:p>
          </table:table-cell>
          <table:table-cell table:style-name="Table1.A1" office:value-type="string">
            <text:p text:style-name="P14">SAI_B <text:s text:c="3"/>Sync slave <text:s text:c="2"/>receive</text:p>
          </table:table-cell>
          <table:table-cell table:style-name="Table1.A1" office:value-type="string">
            <text:p text:style-name="P14">DSTO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E4 – SAI1_FS_A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E5 – SAI1_SCK_A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C2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E6 – SAI1_SD_A</text:p>
          </table:table-cell>
          <table:table-cell table:style-name="Table1.A1" office:value-type="string">
            <text:p text:style-name="P14">SAI_A <text:s text:c="3"/>Async slave <text:s/>transmit</text:p>
          </table:table-cell>
          <table:table-cell table:style-name="Table1.A1" office:value-type="string">
            <text:p text:style-name="P14">DSTI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rotocol – Free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Frame – 256Bit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Slot – 16 bit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Активны 2 слота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<text:span text:style-name="T1">GPIO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PB8</text:p>
          </table:table-cell>
          <table:table-cell table:style-name="Table1.A1" office:value-type="string">
            <text:p text:style-name="P14">LED_S1</text:p>
          </table:table-cell>
          <table:table-cell table:style-name="Table1.A1" office:value-type="string">
            <text:p text:style-name="P14">Если 0 – горит <text:s/>1 - нет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PB9</text:p>
          </table:table-cell>
          <table:table-cell table:style-name="Table1.A1" office:value-type="string">
            <text:p text:style-name="P14">LED_S2</text:p>
          </table:table-cell>
          <table:table-cell table:style-name="Table1.A1" office:value-type="string">
            <text:p text:style-name="P14">Если 0 – горит <text:s/>1 - нет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PG15</text:p>
          </table:table-cell>
          <table:table-cell table:style-name="Table1.A1" office:value-type="string">
            <text:p text:style-name="P14">LED_ERR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PG14</text:p>
          </table:table-cell>
          <table:table-cell table:style-name="Table1.A1" office:value-type="string">
            <text:p text:style-name="P14">LED_ON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PG13</text:p>
          </table:table-cell>
          <table:table-cell table:style-name="Table1.A1" office:value-type="string">
            <text:p text:style-name="P14">REL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PF13</text:p>
          </table:table-cell>
          <table:table-cell table:style-name="Table1.A1" office:value-type="string">
            <text:p text:style-name="P14">EN_25W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PF14</text:p>
          </table:table-cell>
          <table:table-cell table:style-name="Table1.A1" office:value-type="string">
            <text:p text:style-name="P14">nEN_HLT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PE0</text:p>
          </table:table-cell>
          <table:table-cell table:style-name="Table1.A1" office:value-type="string">
            <text:p text:style-name="P14">nAIC_RES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p text:style-name="P15"/>
      <text:p text:style-name="P17"><text:s/>- Данная плата и код выполнены для замены микросхемы 9092 </text:p>
      <text:p text:style-name="P17">- ISDN <text:s/>сигнал <text:s/>поступает на микросхему трансивера MT9172AP а с его выходов имеем <text:s/>F0 <text:s text:c="2"/>DSTI <text:s text:c="2"/>DSTO <text:s text:c="2"/>C4</text:p>
      <text:p text:style-name="P16">- Эти 4 сигнала (после преобразования – см схему ) <text:s/>поступают на входы SAI <text:s text:c="2"/>STM32F429</text:p>
      <text:p text:style-name="P16">(9172 – master <text:s/>SAI_A <text:s/>выход STM <text:s/>вход <text:s/>9172 <text:s text:c="2"/>Async slave) <text:s/></text:p>
      <text:p text:style-name="P16">(9172 – master <text:s/>SAI_B <text:s/>вход STM <text:s/>выход <text:s/>9172 <text:s text:c="2"/>Sync slave) <text:s/></text:p>
      <text:p text:style-name="P16"/>
      <text:p text:style-name="P3"><text:span text:style-name="T14">uint8_t</text:span><text:span text:style-name="T3"> </text:span><text:span text:style-name="T23">SAI_DMA_input_buffer</text:span>[<text:span text:style-name="T12">32</text:span>]; <text:s text:c="3"/><text:span text:style-name="T26">32 байта в посылке <text:s/>между F0</text:span></text:p>
      <text:p text:style-name="P6"><text:span text:style-name="T15">uint8_t</text:span><text:span text:style-name="T5"> </text:span><text:span text:style-name="T24">SAI_DMA_output_buffer</text:span><text:span text:style-name="T25">[</text:span><text:span text:style-name="T13">32</text:span><text:span text:style-name="T25">]</text:span>;</text:p>
      <text:p text:style-name="P3">#<text:span text:style-name="T12">define</text:span><text:span text:style-name="T3"> </text:span><text:span text:style-name="T12">D_CHANNEL</text:span><text:span text:style-name="T3"> <text:s text:c="6"/></text:span><text:span text:style-name="T12">1</text:span></text:p>
      <text:p text:style-name="P11">#<text:span text:style-name="T12">define</text:span><text:span text:style-name="T3"> </text:span><text:span text:style-name="T12">C_CHANNEL</text:span><text:span text:style-name="T3"> <text:s text:c="6"/></text:span><text:span text:style-name="T12">0</text:span></text:p>
      <text:p text:style-name="P11">#<text:span text:style-name="T12">define</text:span><text:span text:style-name="T3"> </text:span><text:span text:style-name="T12">B1_CHANNEL</text:span><text:span text:style-name="T3"> <text:s text:c="5"/></text:span><text:span text:style-name="T12">3</text:span></text:p>
      <text:p text:style-name="P11">#<text:span text:style-name="T12">define</text:span><text:span text:style-name="T3"> </text:span><text:span text:style-name="T12">B2_CHANNEL</text:span><text:span text:style-name="T3"> <text:s text:c="5"/></text:span><text:span text:style-name="T12">2</text:span></text:p>
      <text:p text:style-name="P16"/>
      <text:p text:style-name="P16">- STM32 <text:s/>как <text:s/>мастер <text:s/>по <text:s/>интерфейсу I2S <text:s/>передает <text:s/>данные в <text:s/>кодек</text:p>
      <text:p text:style-name="P16"/>
      <text:p text:style-name="P16"/>
      <text:p text:style-name="P1"><text:span text:style-name="T2">int</text:span><text:span text:style-name="T3"> </text:span><text:span text:style-name="T7">main</text:span>(<text:span text:style-name="T2">void</text:span>) <text:s text:c="2"/></text:p>
      <text:p text:style-name="P2"><text:s text:c="71"/>Инициалмзация всей периферии</text:p>
      <text:p text:style-name="P2"><text:span text:style-name="T6"><text:s text:c="4"/>HAL_Init</text:span>();</text:p>
      <text:p text:style-name="P5"><text:span text:style-name="T3"><text:s text:c="2"/></text:span><text:span text:style-name="T6">SystemClock_Config</text:span>();</text:p>
      <text:p text:style-name="P7"><text:span text:style-name="T3"><text:s text:c="2"/></text:span><text:span text:style-name="T6">MX_GPIO_Init</text:span><text:span text:style-name="T3">();</text:span></text:p>
      <text:p text:style-name="P7"><text:span text:style-name="T3"><text:s text:c="2"/></text:span><text:span text:style-name="T6">MX_DMA_Init</text:span>();</text:p>
      <text:p text:style-name="P6"><text:span text:style-name="T3"><text:s text:c="2"/></text:span><text:span text:style-name="T6">MX_SAI1_Init</text:span>();</text:p>
      <text:p text:style-name="P6"><text:span text:style-name="T3"><text:s text:c="2"/></text:span><text:span text:style-name="T6">MX_USART1_UART_Init</text:span>();</text:p>
      <text:p text:style-name="P6"><text:span text:style-name="T3"><text:s text:c="2"/></text:span><text:span text:style-name="T6">MX_USART3_UART_Init</text:span>();</text:p>
      <text:p text:style-name="P6"><text:span text:style-name="T3"><text:s text:c="2"/></text:span><text:span text:style-name="T6">MX_I2C1_Init</text:span>();</text:p>
      <text:p text:style-name="P6"><text:span text:style-name="T3"><text:s text:c="2"/></text:span><text:span text:style-name="T6">MX_I2S3_Init</text:span>();</text:p>
      <text:p text:style-name="P6"><text:soft-page-break/><text:span text:style-name="T3"><text:s text:c="2"/></text:span><text:span text:style-name="T6">MX_ADC1_Init</text:span>();</text:p>
      <text:p text:style-name="P6"><text:span text:style-name="T3"><text:s text:c="2"/></text:span><text:span text:style-name="T6">MX_IWDG_Init</text:span>();</text:p>
      <text:p text:style-name="P6"/>
      <text:p text:style-name="P2"><text:span text:style-name="T6"><text:s text:c="4"/>puts</text:span>(<text:span text:style-name="T10">"Start application.\r"</text:span>);</text:p>
      <text:p text:style-name="P6"><text:span text:style-name="T3"><text:s text:c="2"/></text:span><text:span text:style-name="T6">puts</text:span>(<text:span text:style-name="T10">"\rFirmware version: "</text:span><text:span text:style-name="T12">FIRMWARE_VERSION</text:span><text:span text:style-name="T10">"\r"</text:span>);</text:p>
      <text:p text:style-name="P6"><text:span text:style-name="T3"><text:s text:c="2"/></text:span><text:span text:style-name="T6">DV_port_input_Init</text:span>(); <text:s text:c="28"/><text:span text:style-name="T16">Запускаем DMA SAI </text:span><text:span text:style-name="T28">(блоки по 32 байта)</text:span></text:p>
      <text:p text:style-name="P12"><text:span text:style-name="T4"><text:s text:c="2"/></text:span><text:span text:style-name="T8">initTastature</text:span><text:span text:style-name="T17">(); <text:s text:c="33"/></text:span><text:span text:style-name="T18">Запускаем </text:span><text:span text:style-name="T19">Клавиатуру</text:span></text:p>
      <text:p text:style-name="P6"><text:span text:style-name="T3"><text:s text:c="2"/></text:span><text:span text:style-name="T6">AudioInOutInit</text:span>(); <text:s text:c="10"/><text:span text:style-name="T20">Инициализация Codec <text:s text:c="2"/></text:span><text:span text:style-name="T21">Запускаем DMA <text:s/>I2S</text:span></text:p>
      <text:p text:style-name="P6"><text:span text:style-name="T3"><text:s text:c="2"/></text:span><text:span text:style-name="T6">initMainLogic</text:span>(); <text:s text:c="11"/><text:span text:style-name="T22">Установка начальной громкости и запуск DMA ADC</text:span></text:p>
      <text:p text:style-name="P2"/>
      <text:p text:style-name="P1"><text:span text:style-name="T3"><text:s text:c="2"/></text:span><text:span text:style-name="T2">while</text:span><text:span text:style-name="T3"> </text:span>(<text:span text:style-name="T12">1</text:span>)</text:p>
      <text:p text:style-name="P6">{</text:p>
      <text:p text:style-name="P6"><text:span text:style-name="T3"><text:s text:c="3"/></text:span></text:p>
      <text:p text:style-name="P6"><text:span text:style-name="T3"><text:s text:c="4"/></text:span><text:span text:style-name="T6">processHdlcFrame</text:span>(); <text:s text:c="6"/><text:span text:style-name="T27">Разбор телеграммы</text:span></text:p>
      <text:p text:style-name="P6"><text:span text:style-name="T10">//</text:span><text:span text:style-name="T3"> <text:s text:c="3"/></text:span><text:span text:style-name="T10">HDLC_ProcessTx();</text:span><text:span text:style-name="T3"> </text:span><text:span text:style-name="T10">//</text:span><text:span text:style-name="T3"> </text:span><text:span text:style-name="T10">перенесено</text:span><text:span text:style-name="T3"> </text:span><text:span text:style-name="T10">в</text:span><text:span text:style-name="T3"> </text:span><text:span text:style-name="T10">1</text:span><text:span text:style-name="T3"> </text:span><text:span text:style-name="T10">мс</text:span><text:span text:style-name="T3"> </text:span><text:span text:style-name="T10">прерывание <text:s/>- <text:s text:c="2"/></text:span><text:span text:style-name="T11">(в systickHandler)</text:span></text:p>
      <text:p text:style-name="P13"><text:span text:style-name="T9">К</text:span>аждую миллисекунду – передача телеграммы</text:p>
      <text:p text:style-name="P6"><text:span text:style-name="T11"/></text:p>
      <text:p text:style-name="P4"><text:span text:style-name="T3"><text:s text:c="4"/></text:span><text:span text:style-name="T6">doMainLogic</text:span>();</text:p>
      <text:p text:style-name="P6"><text:span text:style-name="T3"><text:s/></text:span>}</text:p>
      <text:p text:style-name="P6"/>
      <text:p text:style-name="P10"><text:span text:style-name="T2">void</text:span><text:span text:style-name="T3"> </text:span><text:span text:style-name="T7">DV_port_input_Init</text:span><text:span text:style-name="T10">(</text:span><text:span text:style-name="T2">void</text:span><text:span text:style-name="T10">)</text:span><text:span text:style-name="T3"> </text:span><text:span text:style-name="T10">{</text:span></text:p>
      <text:p text:style-name="P11"><text:span text:style-name="T3"><text:s text:c="8"/></text:span><text:span text:style-name="T6">BitRingInit</text:span>();</text:p>
      <text:p text:style-name="P11"><text:span text:style-name="T3"><text:s text:c="8"/></text:span><text:span text:style-name="T6">SAI_DMA_Init</text:span>();</text:p>
      <text:p text:style-name="P11">}</text:p>
      <text:p text:style-name="P11"/>
      <text:p text:style-name="P10"><text:span text:style-name="T2">void</text:span><text:span text:style-name="T3"> </text:span><text:span text:style-name="T7">HDLC_ProcessTx</text:span><text:span text:style-name="T10">(</text:span><text:span text:style-name="T2">void</text:span><text:span text:style-name="T10">)</text:span><text:span text:style-name="T3"> </text:span><text:span text:style-name="T10">{</text:span></text:p>
      <text:p text:style-name="P11"><text:span text:style-name="T3"><text:s text:c="2"/></text:span><text:span text:style-name="T2">if</text:span><text:span text:style-name="T3"> </text:span>(<text:span text:style-name="T23">flag_start_hdlc_transmission</text:span>)<text:span text:style-name="T3"> </text:span>{</text:p>
      <text:p text:style-name="P11"><text:span text:style-name="T3"><text:s text:c="4"/></text:span><text:span text:style-name="T23">flag_start_hdlc_transmission</text:span><text:span text:style-name="T3"> </text:span>=<text:span text:style-name="T3"> </text:span><text:span text:style-name="T12">0</text:span>;</text:p>
      <text:p text:style-name="P8"><text:s text:c="4"/></text:p>
      <text:p text:style-name="P11"><text:span text:style-name="T3"><text:s text:c="4"/></text:span><text:span text:style-name="T6">startHdlcTransmition</text:span>();</text:p>
      <text:p text:style-name="P11"><text:span text:style-name="T3"><text:s text:c="2"/></text:span>}</text:p>
      <text:p text:style-name="P11">}</text:p>
      <text:p text:style-name="P9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5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1:04:56.025342774</meta:creation-date>
    <meta:generator>LibreOffice/6.4.7.2$Linux_X86_64 LibreOffice_project/40$Build-2</meta:generator>
    <dc:date>2023-11-23T12:24:02.499866071</dc:date>
    <meta:editing-duration>PT41M40S</meta:editing-duration>
    <meta:editing-cycles>9</meta:editing-cycles>
    <meta:document-statistic meta:table-count="1" meta:image-count="0" meta:object-count="0" meta:page-count="2" meta:paragraph-count="126" meta:word-count="346" meta:character-count="2744" meta:non-whitespace-character-count="2127"/>
  </office:meta>
</office:document-meta>
</file>